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margin-top="0.1575in" fo:margin-bottom="0.0783in"/>
    </style:style>
    <style:style style:name="P2" style:family="paragraph" style:parent-style-name="Standard">
      <style:paragraph-properties fo:margin-top="0.1575in" fo:margin-bottom="0.0783in"/>
      <style:text-properties fo:background-color="#ffff00"/>
    </style:style>
    <style:style style:name="P3" style:family="paragraph" style:parent-style-name="Standard">
      <style:paragraph-properties fo:margin-top="0.1575in" fo:margin-bottom="0.0783in"/>
      <style:text-properties fo:background-color="transparent"/>
    </style:style>
    <style:style style:name="P4" style:family="paragraph" style:parent-style-name="titre_5f_resume" style:master-page-name="">
      <style:paragraph-properties fo:margin-top="0.1575in" fo:margin-bottom="0.0783in" style:page-number="auto"/>
    </style:style>
    <style:style style:name="P5" style:family="paragraph" style:parent-style-name="titre_5f_mots_5f_clefs">
      <style:paragraph-properties fo:margin-top="0.1575in" fo:margin-bottom="0.0783in"/>
    </style:style>
    <style:style style:name="P6" style:family="paragraph" style:parent-style-name="titre_5f_bibliographie">
      <style:paragraph-properties fo:margin-top="0.1575in" fo:margin-bottom="0.0783in"/>
    </style:style>
    <style:style style:name="P7" style:family="paragraph" style:parent-style-name="Text_20_body">
      <style:text-properties fo:background-color="#ffff00"/>
    </style:style>
    <style:style style:name="P8" style:family="paragraph" style:parent-style-name="Text_20_body">
      <style:text-properties fo:background-color="transparent"/>
    </style:style>
    <style:style style:name="P9" style:family="paragraph" style:parent-style-name="labo">
      <style:text-properties fo:font-style="normal" style:font-style-asian="normal" style:font-style-complex="normal"/>
    </style:style>
    <style:style style:name="P10" style:family="paragraph" style:parent-style-name="adresse">
      <style:text-properties fo:font-style="normal" style:font-style-asian="normal" style:font-style-complex="normal"/>
    </style:style>
    <style:style style:name="P11" style:family="paragraph" style:parent-style-name="Text_20_body" style:list-style-name="L1"/>
    <style:style style:name="P12" style:family="paragraph" style:parent-style-name="Text_20_body">
      <style:text-properties fo:background-color="transparent"/>
    </style:style>
    <style:style style:name="P13" style:family="paragraph" style:parent-style-name="Text_20_body" style:list-style-name="L1">
      <style:text-properties fo:background-color="transparent"/>
    </style:style>
    <style:style style:name="P14" style:family="paragraph" style:parent-style-name="Text_20_body">
      <style:text-properties fo:background-color="#ffff00"/>
    </style:style>
    <style:style style:name="P15" style:family="paragraph" style:parent-style-name="Text_20_body" style:list-style-name="L1">
      <style:paragraph-properties fo:margin-top="0in" fo:margin-bottom="0in">
        <style:tab-stops>
          <style:tab-stop style:position="0.9665in"/>
        </style:tab-stops>
      </style:paragraph-properties>
      <style:text-properties fo:background-color="transparent"/>
    </style:style>
    <style:style style:name="P16" style:family="paragraph" style:parent-style-name="Text_20_body" style:list-style-name="L2">
      <style:paragraph-properties fo:margin-top="0in" fo:margin-bottom="0in" fo:line-height="150%"/>
      <style:text-properties fo:background-color="transparent"/>
    </style:style>
    <style:style style:name="P17" style:family="paragraph" style:parent-style-name="Text_20_body">
      <style:paragraph-properties fo:margin-top="0.1575in" fo:margin-bottom="0.0783in"/>
    </style:style>
    <style:style style:name="P18" style:family="paragraph" style:parent-style-name="Heading_20_1">
      <style:paragraph-properties fo:margin-top="0.1575in" fo:margin-bottom="0.0783in"/>
    </style:style>
    <style:style style:name="P19" style:family="paragraph" style:parent-style-name="Titre_20_article" style:master-page-name="Standard">
      <style:paragraph-properties style:page-number="auto"/>
    </style:style>
    <style:style style:name="P20" style:family="paragraph" style:parent-style-name="liste_20_references">
      <style:paragraph-properties fo:margin-top="0.1575in" fo:margin-bottom="0.0783in"/>
      <style:text-properties fo:background-color="#ffff00"/>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background-color="transparent"/>
    </style:style>
    <style:style style:name="T5" style:family="text">
      <style:text-properties fo:font-style="normal" style:font-style-asian="normal" style:font-style-complex="normal"/>
    </style:style>
    <style:style style:name="T6" style:family="text">
      <style:text-properties fo:background-color="#ffff00"/>
    </style:style>
    <style:style style:name="T7" style:family="text">
      <style:text-properties fo:background-color="transparent"/>
    </style:style>
    <style:style style:name="T8" style:family="text">
      <style:text-properties fo:background-color="#ff0000"/>
    </style:style>
    <style:style style:name="T9" style:family="text">
      <style:text-properties fo:font-weight="bold" fo:background-color="transparent" style:font-weight-asian="bold" style:font-weight-complex="bold"/>
    </style:style>
    <style:style style:name="T10" style:family="text">
      <style:text-properties fo:font-weight="normal" fo:background-color="transparent" style:font-weight-asian="normal" style:font-weight-complex="normal"/>
    </style:style>
    <style:style style:name="T11" style:family="text">
      <style:text-properties fo:font-size="10pt"/>
    </style:style>
    <style:style style:name="T12" style:family="text">
      <style:text-properties style:font-size-asian="8.75pt"/>
    </style:style>
    <style:style style:name="T13" style:family="text">
      <style:text-properties style:font-size-complex="10pt"/>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fo:font-family="StarSymbol"/>
      </text:list-level-style-bullet>
      <text:list-level-style-bullet text:level="2" text:style-name="Bullet_20_Symbols" style:num-suffix="." text:bullet-char="•">
        <style:list-level-properties text:space-before="0.7854in" text:min-label-width="0.1965in"/>
        <style:text-properties fo:font-family="StarSymbol"/>
      </text:list-level-style-bullet>
      <text:list-level-style-bullet text:level="3" text:style-name="Bullet_20_Symbols" style:num-suffix="." text:bullet-char="•">
        <style:list-level-properties text:space-before="1.2764in" text:min-label-width="0.1965in"/>
        <style:text-properties fo:font-family="StarSymbol"/>
      </text:list-level-style-bullet>
      <text:list-level-style-bullet text:level="4" text:style-name="Bullet_20_Symbols" style:num-suffix="." text:bullet-char="•">
        <style:list-level-properties text:space-before="1.7673in" text:min-label-width="0.1965in"/>
        <style:text-properties fo:font-family="StarSymbol"/>
      </text:list-level-style-bullet>
      <text:list-level-style-bullet text:level="5" text:style-name="Bullet_20_Symbols" style:num-suffix="." text:bullet-char="•">
        <style:list-level-properties text:space-before="2.2583in" text:min-label-width="0.1965in"/>
        <style:text-properties fo:font-family="StarSymbol"/>
      </text:list-level-style-bullet>
      <text:list-level-style-bullet text:level="6" text:style-name="Bullet_20_Symbols" style:num-suffix="." text:bullet-char="•">
        <style:list-level-properties text:space-before="2.7492in" text:min-label-width="0.1965in"/>
        <style:text-properties fo:font-family="StarSymbol"/>
      </text:list-level-style-bullet>
      <text:list-level-style-bullet text:level="7" text:style-name="Bullet_20_Symbols" style:num-suffix="." text:bullet-char="•">
        <style:list-level-properties text:space-before="3.2402in" text:min-label-width="0.1965in"/>
        <style:text-properties fo:font-family="StarSymbol"/>
      </text:list-level-style-bullet>
      <text:list-level-style-bullet text:level="8" text:style-name="Bullet_20_Symbols" style:num-suffix="." text:bullet-char="•">
        <style:list-level-properties text:space-before="3.7315in" text:min-label-width="0.1965in"/>
        <style:text-properties fo:font-family="StarSymbol"/>
      </text:list-level-style-bullet>
      <text:list-level-style-bullet text:level="9" text:style-name="Bullet_20_Symbols" style:num-suffix="." text:bullet-char="•">
        <style:list-level-properties text:space-before="4.2224in" text:min-label-width="0.1965in"/>
        <style:text-properties fo:font-family="StarSymbol"/>
      </text:list-level-style-bullet>
      <text:list-level-style-bullet text:level="10" text:style-name="Bullet_20_Symbols" style:num-suffix="." text:bullet-char="•">
        <style:list-level-properties text:space-before="4.7134in" text:min-label-width="0.1965in"/>
        <style:text-properties fo:font-family="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start text:name="_Ref20107229"/>O<text:bookmark-end text:name="_Ref20107229"/>AR: un gestionnaire de ressources pour grandes grappes de calcul</text:p>
      <text:p text:style-name="auteurs">Bruno Bzeznik</text:p>
      <text:p text:style-name="labo">Projet CIMENT / UJF</text:p>
      <text:p text:style-name="P9">LJK, 51 rue des Mathématiques, 38400 Saint Martin d'Hères</text:p>
      <text:p text:style-name="mail"/>
      <text:p text:style-name="auteurs">Romain Cavagna<text:bookmark-start text:name="_Ref20045657"/></text:p>
      <text:p text:style-name="labo">INRIA Rhone-Alpes</text:p>
      <text:p text:style-name="P10">ENSIMAG, 51 avenue Jean Kuntzmann, 38330 Montbonnot Saint Martin</text:p>
      <text:p text:style-name="P10"><text:s/></text:p>
      <text:p text:style-name="auteurs">Joseph Emeras</text:p>
      <text:p text:style-name="labo">INRIA Rhone-Alpes</text:p>
      <text:p text:style-name="P10">ENSIMAG, 51 avenue Jean Kuntzmann, 38330 Montbonnot Saint Martin</text:p>
      <text:p text:style-name="P10"><text:s/></text:p>
      <text:p text:style-name="auteurs">Olivier Richard</text:p>
      <text:p text:style-name="labo">LIG</text:p>
      <text:p text:style-name="P10">ENSIMAG, 51 avenue Jean Kuntzmann, 38330 Montbonnot Saint Martin</text:p>
      <text:p text:style-name="P10"><text:s/><text:bookmark-end text:name="_Ref20045657"/><text:bookmark-start text:name="_Ref20107391"/></text:p>
      <text:section text:style-name="Sect1" text:name="Section1">
        <text:p text:style-name="P4">Résumé</text:p>
        <text:p text:style-name="P3">Les gestionnaires de ressources qui équipent en général les super-calculateurs parallèle <text:span text:style-name="T6">dans les infrastructures de calcul</text:span> assurent le lancement et veillent au bon déroulement des taches de calcul ainsi qu'au partage des ressources selon des règles établies. Ils offrent également des outils pour l'administration de ces machines. OAR est un gestionnaire de ressources pour grandes grappes de calcul, qui offre une grande polyvalence d'emploi, des fonctionnalités originales et qui a pour ambition de passer facilement à l'échelle. C'est un logiciel libre développé au sein du LIG (Laboratoire d'Informatique de Grenoble) dans un esprit de collaborations fortes entre recherche et production. Nous présentons ici les principales fonctionnalités de cet outil ainsi que son architecture. Ensuite, nous présenterons quelques retours d'expérience et les projets qui gravitent autour de OAR.</text:p>
        <text:p text:style-name="P5">Mots clefs</text:p>
        <text:p text:style-name="P3"><text:span text:style-name="T6">Infrastructures de calcul,</text:span> Super-calculateur, high performance computing, grappe de calcul, cluster, batch scheduling, ordonnancement, gestion de ressources, calcul parallèle</text:p>
        <text:h text:style-name="P18" text:outline-level="1">Introduction</text:h>
        <text:p text:style-name="P7">Les gestionnaires de ressources (aussi appelés <text:span text:style-name="T3">Batch Scheduler</text:span><text:span text:style-name="T5">)</text:span><text:span text:style-name="T3"> </text:span>sont un élément clé dans l'exploitation des infrastructures de calculs scientifiques. Ces infrastructures intégrent généralement une ou plusieurs grappes homogènes composées de quelques dizaines à quelques centaines de serveurs de calcul. Les utilisateurs sont majoritairement des scientifiques qui souhaitent exécuter une ou plusieurs applications séquentielles ou parallèles (aussi appelées tâches) sur un ou plusieurs jeux de données en entrée. C'est le gestionnaire de ressources qui va orchestrer les demandes de ressources nécessaires pour l'exécution des tâches, puis assurer leur lancement le moment venu sur les ressources choisies par l'algorithme d'ordonnancement, et finalement faire le suivit de l'ensemble du cycle de vie des tâches dans le système. </text:p>
        <text:p text:style-name="P7">Les administrateurs par l'intermédiaire des gestionnaires de ressource, peuvent mettre en place des politiques d'exploitations spécifiques comme, par exemple, fixer des priorité entres les demandes des utilisateurs et ainsi que surveiller la bonne utilisation globale des ressources de calcul (taux d'utilisation, surveillance globale de l'activité). </text:p>
        <text:p text:style-name="P7">Les gestionnaires de ressources ont vu le jour dans les années 80, dès lors ils ont évolué au grès des évolutions technologiques, des besoins des utilisateurs et des administrateurs. <text:s/>A l'heure actuelle, les défis auxquels doivent vers face ces outils sont principalement: l'augmentation <text:s/>de la complexité des infrastructures (nombres de coeurs, <text:s/>strucutres hiérarchiques des machines), la variété des cadres d'utilisations, et l'apparition de nouveaux objectifs d'exploitation (notamment la maîtrise énergétique).</text:p>
        <text:p text:style-name="P7">Dans cet article, nous présentons le logiciel OAR qui est développé par les équipes MESCAL et MOAIS du laboratoire LIG [1]. Les développements sont aussi fortement soutenus par la communauté Aladdin/Grid5000 [2] et le projet CIMENT [3] de l'Université Joseph Fourier qui sont actuellement les 2 plus importants utilisateurs. </text:p>
        <text:p text:style-name="P7">OAR a pour objectif d'être un gestionnaire de ressources pour grandes grappes de calcul qui offre une grande polyvalence d'emploi, des fonctionnalités originales et qui a pour ambition de passer facilement à l'échelle. </text:p>
        <text:p text:style-name="P7"><text:soft-page-break/>Dans la suite de l'article nous introduisons rapidement les motivations et l'historique du développement du logiciel, puis nous présenterons en détail les fonctionnalités de cet outil. Dans la section suivante nous exposons l'architecture du logiciel. Dans la section "retours d'expérience", nous évoquerons 3 cas d'utilisation. Enfin, nous terminerons par un conclusion qui fait état des perspectives d'évolution. </text:p>
        <text:p text:style-name="Text_20_body"/>
        <text:h text:style-name="Heading_20_1" text:outline-level="1">Motivations et historique</text:h>
        <text:p text:style-name="Standard"><text:span text:style-name="T6">Le développement du gestionnaire OAR a débuté en 2003, à cette époque l'INRIA Rhône-Alpes disposé d'une grappe, nommée Icluster1, composée de 225 noeuds monoprocesseurs, le gestionnaire utilisé pour gérer les ressources était OpenPBS (qui est devenu par la suite Torque [XXX]). OpenPBS souffrait de problèmes liés au passage à l'échelle qui nécessitait de le relancer régulièrement. Nous avons alors considéré d'autre alternative libre comme Sun Grid Engine ou des logiciels propriétaires comme PBS-Pro. L'ensemble de ces logiciels nous posaient plusieurs problèmes, tout d'abord les logiciels propriétaires nous empêcher d'expérimenter et de développer de nouvelles fonctionnalités dans le domaine de la gestion de ressources et les logiciels libres comme OpenPBS ou <text:s/>Sun Grid Engine [YYY] après examen de leur code source nous ont semblé trop délicat à modifier et en désaccord avec notre vision des choix de conceptions que nous souhaitions étudier comme base pour la gestion de ressources. Nous avons donc initié les développements d'un nouveau gestionnaire de ressource sous licence GPL nommé OAR, qui est construit autour d'une base de donnée et de composants logiciels de haut niveau ayant pour objectif d'être polyvalent, personnalisable et possédant de bonne capacité de passage à l'échelle.</text:span></text:p>
        <text:p text:style-name="Standard"><text:span text:style-name="T6">Il a est noté qu'à la même époque a débuté les développements d'un autre gestionnaire de ressource , qui est spécialisé dans les très grandes grappes qui dispose généralement de caractéristiques matérielles spécifiques comme les machines BlueGene d'IBM. </text:span></text:p>
        <text:p text:style-name="Standard"><text:span text:style-name="T6">Depuis les premiers développements jusqu'au évolution récentes, le gestionnaire OAR a su intégré les fonctionnalités fondamentales des gestionnaires de ressources ainsi que celles répondant aux besoins apparu récemment. <text:s text:c="3"/></text:span></text:p>
        <text:h text:style-name="Heading_20_1" text:outline-level="1"><text:bookmark text:name="Conclusion"/>Conclusion</text:h>
        <text:p text:style-name="P7">Les gestionnaires des ressources sont une pièce essentielle dans la gestion des infrastructures de calcul tel que les grappes et les grilles. Ces logiciels doivent continuellement s'adapter aux évolutions technologiques et aux usages. Dans cet article nous avons présenté OAR, qui est un gestionnaire de ressources moderne particulièrement polyvalent et personnalisable. <text:s/>En effet, il propose une large palette de fonctionnalité et, grâce à son architecture particulièrement souple, <text:s/>il est utilisé dans des contextes très variés comme des grilles de production de mésocentres, les grilles de recherche (comme Grid'5000) ainsi que dans des usages plus classiques (simple grappe). Les perspectives actuelles sont pour le court terme d'améliorer l'interfacage avec les intergiciels des couches supérieures via notamment des standards proposées par l'Open Grid Forum (organisme pour la promotion et la standardisation des grilles) et aussi de proposer <text:s/>une interface web plus complète. À plus long terme la question de la gestion de ressource à grande échelle reste posée et pourrait nécessiter des modifications importantes dans les structures de données représentant les ressources manipulées. </text:p>
        <text:p text:style-name="P7">Finalement OAR est un projet très actif tant au niveau des développements que des partenariats en cours ou futurs. Nous pensons qu'il est un digne représentant des <text:span text:style-name="T3">Batch Schedulers </text:span><text:span text:style-name="T5">aptent à répondre aux besoins des utilisateurs et des administrateurs des infrastructures de calculs modernes.</text:span></text:p>
        <text:p text:style-name="Text_20_body"/>
        <text:p text:style-name="P1"><text:span text:style-name="T6">[XXX] http://www.clusterresources.com/products/mwm/docs/pbsintegration.shtml</text:span></text:p>
        <text:p text:style-name="P1"><text:span text:style-name="T6">[YYY] </text:span><text:a xlink:type="simple" xlink:href="http://en.wikipedia.org/wiki/Sun_Grid_Engine"><text:span text:style-name="T6">http://en.wikipedia.org/wiki/Sun_Grid_Engine</text:span></text:a></text:p>
        <text:p text:style-name="P1"><text:span text:style-name="T6">[ZZZ] https://computing.llnl.gov/linux/slurm/</text:span></text:p>
        <text:p text:style-name="P1"><text:bookmark-end text:name="_Ref20107391"/><text:span text:style-name="T6">[1] Laboratoire d'Informatique de Grenoble: </text:span><text:a xlink:type="simple" xlink:href="http://www.lig-lab.fr/"><text:span text:style-name="T6">http://www.lig-lab.fr</text:span></text:a></text:p>
        <text:p text:style-name="P1"><text:span text:style-name="T6">[2] </text:span><text:a xlink:type="simple" xlink:href="https://www.grid5000.fr/"><text:span text:style-name="T6">https://www.grid5000.fr</text:span></text:a><text:span text:style-name="T6"> </text:span></text:p>
        <text:p text:style-name="P1"><text:span text:style-name="T6">[3] </text:span><text:a xlink:type="simple" xlink:href="https://ciment.ujf-grenoble.fr/"><text:span text:style-name="T6">https://ciment.ujf-grenoble.fr</text:span></text:a></text:p>
        <text:p text:style-name="P1"><text:span text:style-name="T6">[4] </text:span><text:a xlink:type="simple" xlink:href="http://www-sop.inria.fr/aci/grid/public/acigrid.htm"><text:span text:style-name="T6">http://www-sop.inria.fr/aci/grid/public/acigrid.htm</text:span></text:a><text:span text:style-name="T6"> </text:span></text:p>
        <text:p text:style-name="P1"/>
        <text:p text:style-name="P6"><text:soft-page-break/>Annexe</text:p>
        <text:p text:style-name="P2">Les auteurs ajoutent, si nécessaire, une annexe avec une section non numérotée.</text:p>
        <text:p text:style-name="P6">Bibliographie</text:p>
        <text:list xml:id="list1159943024" text:style-name="WW8Num34">
          <text:list-item>
            <text:p text:style-name="P20"><text:bookmark-start text:name="_Ref20107241"/>Auteur1 et Auteur2, Un article dans une revue. <text:span text:style-name="T2">Nom de la revue</text:span>, 3(10) : 133-139, Janvier 2001.<text:bookmark-end text:name="_Ref20107241"/></text:p>
          </text:list-item>
          <text:list-item>
            <text:p text:style-name="P20"><text:bookmark-start text:name="_Ref20107267"/>Auteur3, Un exemple d'article dans les actes d'une conférence. Dans <text:span text:style-name="T2">Actes du congrès JRES2001</text:span>, pages 37-49, Lyon, Décembre 2001.<text:bookmark-end text:name="_Ref20107267"/> </text:p>
          </text:list-item>
          <text:list-item>
            <text:p text:style-name="P20">Auteur4. <text:span text:style-name="T2">Les réseaux hauts débits</text:span>. Presse Académique, 2002.</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list-style-name="">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list-style-nam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3-20T13:20:47</meta:creation-date>
    <dc:date>2009-10-30T17:33:31</dc:date>
    <meta:editing-cycles>41</meta:editing-cycles>
    <meta:editing-duration>PT25H31M29S</meta:editing-duration>
    <meta:document-statistic meta:table-count="0" meta:image-count="0" meta:object-count="0" meta:page-count="3" meta:paragraph-count="47" meta:word-count="1142" meta:character-count="8211"/>
    <meta:user-defined meta:name="Info 1"/>
    <meta:user-defined meta:name="Info 2"/>
    <meta:user-defined meta:name="Info 3"/>
    <meta:user-defined meta:name="Info 4"/>
  </office:meta>
</office:document-meta>
</file>